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1cm" fo:min-width="1.04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46cm" fo:min-width="1.21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421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svg:stroke-color="#ffa6a6" draw:fill-color="#ffa6a6" draw:textarea-horizontal-align="justify" draw:textarea-vertical-align="middle" draw:auto-grow-height="false" fo:min-height="0.893cm" fo:min-width="1.02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gr7" style:family="graphic" style:parent-style-name="standard">
      <style:graphic-properties svg:stroke-color="#bbe33d" draw:fill-color="#bbe33d" draw:textarea-horizontal-align="justify" draw:textarea-vertical-align="middle" draw:auto-grow-height="false" fo:min-height="0.131cm" fo:min-width="0.262cm"/>
      <style:paragraph-properties style:writing-mode="lr-tb"/>
    </style:style>
    <style:style style:name="gr8" style:family="graphic" style:parent-style-name="standard">
      <style:graphic-properties svg:stroke-color="#bbe33d" draw:fill-color="#bbe33d" draw:textarea-horizontal-align="justify" draw:textarea-vertical-align="middle" draw:auto-grow-height="false" fo:min-height="0.893cm" fo:min-width="1.024c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 style:writing-mode="lr-tb"/>
      <style:text-properties style:font-name="Arial" fo:font-size="18pt"/>
    </style:style>
    <style:style style:name="P4" style:family="paragraph">
      <loext:graphic-properties draw:fill-color="#ffa6a6"/>
      <style:paragraph-properties fo:text-align="center" style:writing-mode="lr-tb"/>
      <style:text-properties style:font-name="Arial" fo:font-size="18pt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-color="#bbe33d"/>
      <style:paragraph-properties fo:text-align="center" style:writing-mode="lr-tb"/>
      <style:text-properties style:font-name="Arial" fo:font-size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style:font-name="Arial" fo:font-size="9pt" style:font-size-asian="9pt" style:font-size-complex="9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27cm" svg:x="10.398cm" svg:y="1cm">
          <text:p text:style-name="P1"><text:span text:style-name="T1">np</text:span><text:span text:style-name="T1">t4.</text:span><text:span text:style-name="T1">gr</text:span><text:span text:style-name="T1">o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2.54cm" svg:height="1.27cm" svg:x="13.319cm" svg:y="1cm">
          <text:p text:style-name="P1"><text:span text:style-name="T1">raw.x</text:span><text:span text:style-name="T1">tc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1" draw:id="id1" draw:layer="layout" svg:width="1.905cm" svg:height="1.27cm" svg:x="1.762cm" svg:y="1.889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xml:id="id2" draw:id="id2" draw:layer="layout" svg:width="2.921cm" svg:height="1.27cm" svg:x="4.556cm" svg:y="1.889cm">
          <text:p text:style-name="P1"><text:span text:style-name="T2">initiali</text:span><text:span text:style-name="T2">ze_fol</text:span><text:span text:style-name="T2">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3.667cm" svg:y1="2.524cm" svg:x2="4.556cm" svg:y2="2.524cm" draw:start-shape="id1" draw:start-glue-point="7" draw:end-shape="id2" draw:end-glue-point="5" svg:d="M3667 2524h889" svg:viewBox="0 0 890 1">
          <text:p/>
        </draw:connector>
        <draw:custom-shape draw:style-name="gr3" draw:text-style-name="P1" draw:layer="layout" svg:width="2.921cm" svg:height="1.27cm" svg:x="7.985cm" svg:y="5.572cm">
          <text:p text:style-name="P1"><text:span text:style-name="T2">initiali</text:span><text:span text:style-name="T2">ze_in</text:span><text:span text:style-name="T2">put.s</text:span><text:span text:style-name="T2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custom-shape draw:style-name="gr5" draw:text-style-name="P4" xml:id="id3" draw:id="id3" draw:layer="layout" svg:width="1.524cm" svg:height="1.143cm" svg:x="8.88cm" svg:y="6.029cm">
          <text:p text:style-name="P3"><text:span text:style-name="T3">rootfolder/</text:span><text:span text:style-name="T3">{host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4" draw:id="id4" draw:layer="layout" svg:width="1.524cm" svg:height="1.143cm" svg:x="2.286cm" svg:y="8.326cm">
          <text:p text:style-name="P3"><text:span text:style-name="T4">t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9.642cm" svg:y1="7.172cm" svg:x2="3.048cm" svg:y2="8.326cm" draw:start-shape="id3" draw:start-glue-point="6" draw:end-shape="id4" draw:end-glue-point="4" svg:d="M9642 7172l-6594 1154" svg:viewBox="0 0 6595 1155">
          <text:p/>
        </draw:connector>
        <draw:frame draw:style-name="gr6" draw:text-style-name="P6" draw:layer="layout" svg:width="4.572cm" svg:height="2.032cm" svg:x="3.038cm" svg:y="4.886cm">
          <draw:text-box>
            <text:p text:style-name="P5">Directory Tree</text:p>
          </draw:text-box>
        </draw:frame>
        <draw:custom-shape draw:style-name="gr5" draw:text-style-name="P4" xml:id="id5" draw:id="id5" draw:layer="layout" svg:width="1.524cm" svg:height="1.143cm" svg:x="8.255cm" svg:y="8.366cm">
          <text:p text:style-name="P3"><text:span text:style-name="T4">before_clea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xml:id="id12" draw:id="id12" draw:layer="layout" svg:width="0.762cm" svg:height="0.381cm" svg:x="1.762cm" svg:y="12.303cm">
          <text:p text:style-name="P3"><text:span text:style-name="T5">raw.xt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6" draw:id="id6" draw:layer="layout" svg:width="1.524cm" svg:height="1.143cm" svg:x="14.224cm" svg:y="8.493cm">
          <text:p text:style-name="P3"><text:span text:style-name="T4">after_</text:span><text:span text:style-name="T4">clea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9.642cm" svg:y1="7.172cm" svg:x2="9.017cm" svg:y2="8.366cm" draw:start-shape="id3" draw:start-glue-point="6" draw:end-shape="id5" draw:end-glue-point="4" svg:d="M9642 7172l-625 1194" svg:viewBox="0 0 626 1195">
          <text:p/>
        </draw:connector>
        <draw:connector draw:style-name="gr4" draw:text-style-name="P2" draw:layer="layout" draw:type="line" svg:x1="9.642cm" svg:y1="7.172cm" svg:x2="14.986cm" svg:y2="8.493cm" draw:start-shape="id3" draw:start-glue-point="6" draw:end-shape="id6" draw:end-glue-point="4" svg:d="M9642 7172l5344 1321" svg:viewBox="0 0 5345 1322">
          <text:p/>
        </draw:connector>
        <draw:custom-shape draw:style-name="gr8" draw:text-style-name="P7" xml:id="id7" draw:id="id7" draw:layer="layout" svg:width="1.524cm" svg:height="1.143cm" svg:x="9.89cm" svg:y="12.557cm">
          <text:p text:style-name="P3"><text:span text:style-name="T5">input.c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xml:id="id8" draw:id="id8" draw:layer="layout" svg:width="1.524cm" svg:height="1.143cm" svg:x="11.287cm" svg:y="12.43cm">
          <text:p text:style-name="P3"><text:span text:style-name="T5">input.dc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9.017cm" svg:y1="9.509cm" svg:x2="10.652cm" svg:y2="12.557cm" draw:start-shape="id5" draw:start-glue-point="6" draw:end-shape="id7" draw:end-glue-point="4" svg:d="M9017 9509l1635 3048" svg:viewBox="0 0 1636 3049">
          <text:p/>
        </draw:connector>
        <draw:connector draw:style-name="gr4" draw:text-style-name="P2" draw:layer="layout" draw:type="line" svg:x1="9.017cm" svg:y1="9.509cm" svg:x2="12.049cm" svg:y2="12.43cm" draw:start-shape="id5" draw:start-glue-point="6" draw:end-shape="id8" draw:end-glue-point="4" svg:d="M9017 9509l3032 2921" svg:viewBox="0 0 3033 2922">
          <text:p/>
        </draw:connector>
        <draw:custom-shape draw:style-name="gr8" draw:text-style-name="P7" xml:id="id9" draw:id="id9" draw:layer="layout" svg:width="1.524cm" svg:height="1.143cm" svg:x="12.303cm" svg:y="13.065cm">
          <text:p text:style-name="P3"><text:span text:style-name="T5">avg.c</text:span><text:span text:style-name="T5">r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9.017cm" svg:y1="9.509cm" svg:x2="13.065cm" svg:y2="13.065cm" draw:start-shape="id5" draw:start-glue-point="6" draw:end-shape="id9" draw:end-glue-point="4" svg:d="M9017 9509l4048 3556" svg:viewBox="0 0 4049 3557">
          <text:p/>
        </draw:connector>
        <draw:custom-shape draw:style-name="gr8" draw:text-style-name="P7" xml:id="id10" draw:id="id10" draw:layer="layout" svg:width="1.524cm" svg:height="1.143cm" svg:x="13.7cm" svg:y="13.319cm">
          <text:p text:style-name="P3"><text:span text:style-name="T5">fit</text:span><text:span text:style-name="T5">_a</text:span><text:span text:style-name="T5">vg</text:span><text:span text:style-name="T5">.d</text:span><text:span text:style-name="T5">c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9.017cm" svg:y1="9.509cm" svg:x2="14.462cm" svg:y2="13.319cm" draw:start-shape="id5" draw:start-glue-point="6" draw:end-shape="id10" draw:end-glue-point="4" svg:d="M9017 9509l5445 3810" svg:viewBox="0 0 5446 3811">
          <text:p/>
        </draw:connector>
        <draw:custom-shape draw:style-name="gr5" draw:text-style-name="P4" xml:id="id11" draw:id="id11" draw:layer="layout" svg:width="1.524cm" svg:height="1.143cm" svg:x="2.778cm" svg:y="10.525cm">
          <text:p text:style-name="P3"><text:span text:style-name="T4">allato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xml:id="id13" draw:id="id13" draw:layer="layout" svg:width="0.762cm" svg:height="0.381cm" svg:x="2.651cm" svg:y="12.303cm">
          <text:p text:style-name="P3"><text:span text:style-name="T5">n</text:span><text:span text:style-name="T5">p</text:span><text:span text:style-name="T5">t</text:span><text:span text:style-name="T5">4</text:span><text:span text:style-name="T5">.</text:span><text:span text:style-name="T5">g</text:span><text:span text:style-name="T5">r</text:span><text:span text:style-name="T5">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xml:id="id14" draw:id="id14" draw:layer="layout" svg:width="0.762cm" svg:height="0.381cm" svg:x="3.54cm" svg:y="12.303cm">
          <text:p text:style-name="P3"><text:span text:style-name="T5">n</text:span><text:span text:style-name="T5">p</text:span><text:span text:style-name="T5">t</text:span><text:span text:style-name="T5">4</text:span><text:span text:style-name="T5">.</text:span><text:span text:style-name="T5">p</text:span><text:span text:style-name="T5">d</text:span><text:span text:style-name="T5">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xml:id="id16" draw:id="id16" draw:layer="layout" svg:width="0.762cm" svg:height="0.381cm" svg:x="4.556cm" svg:y="12.049cm">
          <text:p text:style-name="P3"><text:span text:style-name="T5">strand1.p</text:span><text:span text:style-name="T5">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xml:id="id17" draw:id="id17" draw:layer="layout" svg:width="0.762cm" svg:height="0.381cm" svg:x="5.834cm" svg:y="12.049cm">
          <text:p text:style-name="P3"><text:span text:style-name="T5">strand2.p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2" draw:layer="layout" draw:type="line" svg:x1="3.54cm" svg:y1="11.668cm" svg:x2="2.143cm" svg:y2="12.303cm" draw:start-shape="id11" draw:start-glue-point="6" draw:end-shape="id12" draw:end-glue-point="4" svg:d="M3540 11668l-1397 635" svg:viewBox="0 0 1398 636">
          <text:p/>
        </draw:connector>
        <draw:connector draw:style-name="gr9" draw:text-style-name="P2" draw:layer="layout" draw:type="line" svg:x1="3.54cm" svg:y1="11.668cm" svg:x2="3.032cm" svg:y2="12.303cm" draw:start-shape="id11" draw:start-glue-point="6" draw:end-shape="id13" draw:end-glue-point="4" svg:d="M3540 11668l-508 635" svg:viewBox="0 0 509 636">
          <text:p/>
        </draw:connector>
        <draw:connector draw:style-name="gr9" draw:text-style-name="P2" draw:layer="layout" draw:type="line" svg:x1="3.54cm" svg:y1="11.668cm" svg:x2="3.921cm" svg:y2="12.303cm" draw:start-shape="id11" draw:start-glue-point="6" draw:end-shape="id14" draw:end-glue-point="4" svg:d="M3540 11668l381 635" svg:viewBox="0 0 382 636">
          <text:p/>
        </draw:connector>
        <draw:custom-shape draw:style-name="gr5" draw:text-style-name="P4" xml:id="id15" draw:id="id15" draw:layer="layout" svg:width="1.524cm" svg:height="1.143cm" svg:x="4.937cm" svg:y="10.652cm">
          <text:p text:style-name="P3"><text:span text:style-name="T4">make_</text:span><text:span text:style-name="T4">c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2" draw:layer="layout" draw:type="line" svg:x1="5.699cm" svg:y1="11.795cm" svg:x2="4.937cm" svg:y2="12.049cm" draw:start-shape="id15" draw:start-glue-point="6" draw:end-shape="id16" draw:end-glue-point="4" svg:d="M5699 11795l-762 254" svg:viewBox="0 0 763 255">
          <text:p/>
        </draw:connector>
        <draw:connector draw:style-name="gr9" draw:text-style-name="P2" draw:layer="layout" draw:type="line" svg:x1="5.699cm" svg:y1="11.795cm" svg:x2="6.215cm" svg:y2="12.049cm" draw:start-shape="id15" draw:start-glue-point="6" draw:end-shape="id17" draw:end-glue-point="4" svg:d="M5699 11795l516 254" svg:viewBox="0 0 517 255">
          <text:p/>
        </draw:connector>
        <draw:connector draw:style-name="gr9" draw:text-style-name="P2" draw:layer="layout" draw:type="line" svg:x1="9.017cm" svg:y1="9.509cm" svg:x2="5.699cm" svg:y2="10.652cm" draw:start-shape="id5" draw:start-glue-point="6" draw:end-shape="id15" draw:end-glue-point="4" svg:d="M9017 9509l-3318 1143" svg:viewBox="0 0 3319 1144">
          <text:p/>
        </draw:connector>
        <draw:connector draw:style-name="gr9" draw:text-style-name="P2" draw:layer="layout" draw:type="line" svg:x1="9.017cm" svg:y1="9.509cm" svg:x2="3.54cm" svg:y2="10.525cm" draw:start-shape="id5" draw:start-glue-point="6" draw:end-shape="id11" draw:end-glue-point="4" svg:d="M9017 9509l-5477 1016" svg:viewBox="0 0 5478 101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23:36:39.120773012</meta:creation-date>
    <dc:date>2022-02-13T21:42:53.322036378</dc:date>
    <meta:editing-duration>PT8H54M15S</meta:editing-duration>
    <meta:editing-cycles>72</meta:editing-cycles>
    <meta:generator>LibreOffice/6.4.7.2$Linux_X86_64 LibreOffice_project/40$Build-2</meta:generator>
    <meta:document-statistic meta:object-count="36"/>
  </office:meta>
</office:document-meta>
</file>